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Heading_20_2">
      <style:paragraph-properties fo:margin-top="0.1665in" fo:margin-bottom="0.0835in" fo:keep-with-next="always"/>
    </style:style>
    <style:style style:name="P19" style:family="paragraph" style:parent-style-name="Heading_20_3">
      <style:paragraph-properties fo:margin-top="0.1665in" fo:margin-bottom="0.0835in" fo:keep-with-next="always"/>
    </style:style>
    <style:style style:name="P2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3.1</text:p>
      <text:p text:style-name="Subtitle">22<text:span text:style-name="T10">nd</text:span> October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Introduction to Byteman<text:tab/>5</text:p>
          <text:p text:style-name="P16">Running an Application with the Byteman agent<text:tab/>5</text:p>
          <text:p text:style-name="P16">Event Condition Action Rules<text:tab/>6</text:p>
          <text:p text:style-name="P16">Rule Bindings and Parameterization<text:tab/>6</text:p>
          <text:p text:style-name="P16">Built-in Conditions and Actions<text:tab/>7</text:p>
          <text:p text:style-name="P16">Extending or Replacing the Byteman Language Built-ins<text:tab/>8</text:p>
          <text:p text:style-name="P16">Agent Transformation<text:tab/>8</text:p>
          <text:p text:style-name="P16">Agent Retransformation<text:tab/>9</text:p>
          <text:p text:style-name="P16">ECA Rule Engine<text:tab/>10</text:p>
          <text:p text:style-name="P15">The Byteman Rule Language<text:tab/>12</text:p>
          <text:p text:style-name="P16">Rule Events<text:tab/>12</text:p>
          <text:p text:style-name="P17">Class Rules vs Interface Rules<text:tab/>13</text:p>
          <text:p text:style-name="P17">Overriding <text:s/>Rules<text:tab/>13</text:p>
          <text:p text:style-name="P16">Location Specifiers<text:tab/>14</text:p>
          <text:p text:style-name="P16">Rule Bindings<text:tab/>17</text:p>
          <text:p text:style-name="P16">Rule Expressions<text:tab/>17</text:p>
          <text:p text:style-name="P16">Rule Conditions<text:tab/>19</text:p>
          <text:p text:style-name="P16">Rule Actions<text:tab/>20</text:p>
          <text:p text:style-name="P16">Built-In Calls<text:tab/>20</text:p>
          <text:p text:style-name="P16">User-Defined Rule Helpers<text:tab/>21</text:p>
          <text:p text:style-name="P16">The Rule Helper Lifecycle Methods<text:tab/>22</text:p>
          <text:p text:style-name="P15">Byteman Rule Language Standard Built-Ins<text:tab/>24</text:p>
          <text:p text:style-name="P16">Thread Coordination Operations<text:tab/>24</text:p>
          <text:p text:style-name="P17">Waiters<text:tab/>24</text:p>
          <text:p text:style-name="P17">Rendezvous<text:tab/>25</text:p>
          <text:p text:style-name="P17">Joiners<text:tab/>26</text:p>
          <text:p text:style-name="P17">Aborting Execution<text:tab/>26</text:p>
          <text:p text:style-name="P16">Rule State Management Operations<text:tab/>27</text:p>
          <text:p text:style-name="P17">CountDowns<text:tab/>27</text:p>
          <text:p text:style-name="P17">Flags<text:tab/>28</text:p>
          <text:p text:style-name="P17">Counters<text:tab/>28</text:p>
          <text:p text:style-name="P17">Timers<text:tab/>29</text:p>
          <text:p text:style-name="P17">Recursive Triggering<text:tab/>29</text:p>
          <text:p text:style-name="P16">Trace and Debug Operations<text:tab/>31</text:p>
          <text:p text:style-name="P17">Debugging<text:tab/>31</text:p>
          <text:p text:style-name="P17">Tracing<text:tab/>31</text:p>
          <text:p text:style-name="P16">Stack Management Operations<text:tab/>32</text:p>
          <text:p text:style-name="P17">Checking The Call Tree<text:tab/>32</text:p>
          <text:p text:style-name="P17">Tracing the Caller Stack<text:tab/>34</text:p>
          <text:p text:style-name="P17">Selective Stack Tracing Using a Regular Expression Filter<text:tab/>34</text:p>
          <text:p text:style-name="P17">Stack Range Tracing<text:tab/>36</text:p>
          <text:p text:style-name="P16">Default Helper Lifecycle Methods<text:tab/>38</text:p>
          <text:p text:style-name="P15">Using Byteman<text:tab/>40</text:p>
          <text:p text:style-name="P16">Downloading a binary release<text:tab/>40</text:p>
          <text:p text:style-name="P16">Obtaining the sources<text:tab/>40</text:p>
          <text:p text:style-name="P16">Building Byteman from the sources<text:tab/>40</text:p>
          <text:p text:style-name="P16">Running Applications with Byteman<text:tab/>40</text:p>
          <text:p text:style-name="P16"><text:soft-page-break/>Installing Byteman in a Running JVM using Script bminstall.sh<text:tab/>41</text:p>
          <text:p text:style-name="P16">Available -javaagent Options<text:tab/>42</text:p>
          <text:p text:style-name="P16">Running Byteman Using Script bmjava.sh<text:tab/>42</text:p>
          <text:p text:style-name="P16">Submitting Rules Dynamically Using Script submit.sh<text:tab/>43</text:p>
          <text:p text:style-name="P16">Checking Rules Offline Using Script bytemancheck.sh<text:tab/>45</text:p>
          <text:p text:style-name="P16">Environment Settings<text:tab/>45</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883891122" text:style-name="Outline">
        <text:list-header>
          <text:h text:style-name="Heading_20_1" text:outline-level="1" text:is-list-header="true" text:restart-numbering="true" text:start-value="-1">Introduction to Byteman</text:h>
        </text:list-header>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1766527963"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410613008" text:continue-list="list1883891122" text:style-name="Outline">
        <text:list-item>
          <text:list>
            <text:list-header>
              <text:h text:style-name="P1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315847548"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393615795"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679053659" text:continue-list="list315847548"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683199015"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437821976"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874887378"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066513616"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98528965" text:continue-list="list1874887378" text:style-name="Outline">
        <text:list-item>
          <text:list>
            <text:list-header>
              <text:h text:style-name="P1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535521600" text:continue-numbering="true" text:style-name="Outline">
        <text:list-item>
          <text:list>
            <text:list-header>
              <text:h text:style-name="P1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557422232"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502289250"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343015943"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292885556"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1917434112"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95450032"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710839024"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445396915"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ext:soft-page-break/>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390327639" text:style-name="L5">
        <text:list-item>
          <text:p text:style-name="P25">throw and return operations are only allowed as the last action in a sequence of rule actions (see below).</text:p>
        </text:list-item>
      </text:list>
      <text:list xml:id="list2160032364"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only valid in at <text:span text:style-name="Code_20_Text">AT EXIT</text:span> rule and is bound to the return value on the stack at the point where the rule is triggered. Its type is the same as the trigger method return type.</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ext:soft-page-break/>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39994893" text:continue-list="list710839024"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2043146741" text:continue-numbering="true" text:style-name="Outline">
        <text:list-item>
          <text:list>
            <text:list-header>
              <text:h text:style-name="Heading_20_2" text:outline-level="2" text:is-list-header="true"><text:soft-page-break/>Rule Actions</text:h>
            </text:list-header>
          </text:list>
        </text:list-item>
      </text:list>
      <text:p text:style-name="Text_20_body">Rule actions are either a rule expression or a return or throw action or a comma-separated sequence of rule expressi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430988830"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oft-page-break/><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2025390003"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text:soft-page-break/>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716790485"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text:soft-page-break/>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773654697"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030693059" text:continue-list="list716790485"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680718278"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966224015" text:continue-numbering="true" text:style-name="Outline">
        <text:list-item>
          <text:list>
            <text:list-item>
              <text:list>
                <text:list-header>
                  <text:h text:style-name="P2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2114256181" text:continue-numbering="true" text:style-name="Outline">
        <text:list-item>
          <text:list>
            <text:list-item>
              <text:list>
                <text:list-header>
                  <text:h text:style-name="P2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560068576"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92064968"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013828817" text:continue-numbering="true" text:style-name="Outline">
        <text:list-item>
          <text:list>
            <text:list-item>
              <text:list>
                <text:list-header>
                  <text:h text:style-name="P20"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580613545" text:continue-numbering="true" text:style-name="Outline">
        <text:list-item>
          <text:list>
            <text:list-item>
              <text:list>
                <text:list-header>
                  <text:h text:style-name="P2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528728099"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254773323" text:continue-numbering="true" text:style-name="Outline">
        <text:list-item>
          <text:list>
            <text:list-item>
              <text:list>
                <text:list-header>
                  <text:h text:style-name="P2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467088312"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909127482"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540407246"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115928346" text:continue-numbering="true" text:style-name="Outline">
        <text:list-item>
          <text:list>
            <text:list-item>
              <text:list>
                <text:list-header>
                  <text:h text:style-name="P1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414629224" text:continue-numbering="true" text:style-name="Outline">
        <text:list-item>
          <text:list>
            <text:list-item>
              <text:list>
                <text:list-header>
                  <text:h text:style-name="P20"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948015597" text:continue-numbering="true" text:style-name="Outline">
        <text:list-item>
          <text:list>
            <text:list-item>
              <text:list>
                <text:list-header>
                  <text:h text:style-name="P20"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813118451"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text:soft-page-break/>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682944564"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453323572" text:continue-numbering="true" text:style-name="Outline">
        <text:list-item>
          <text:list>
            <text:list-header>
              <text:h text:style-name="P18"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340327058"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2155020189"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618642243"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loading the agent at runtime may not work on certain JVMs. It will definitely not work unless your Java release includes a jar named <text:span text:style-name="Code_20_Text">lib/tools.jar</text:span> and this jar contains a class called <text:span text:style-name="Code_20_Text">com.sun.tools.attach.VirtualMachine</text:span>. However, even with this jar in place the upload may fail.</text:p>
      <text:list xml:id="list1602998989" text:continue-numbering="true" text:style-name="Outline">
        <text:list-item>
          <text:list>
            <text:list-header>
              <text:h text:style-name="P18" text:outline-level="2" text:is-list-header="true"><text:bookmark-start text:name="__DdeLink__3177_471445188"/><text:soft-page-break/><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894757028" text:continue-numbering="true" text:style-name="Outline">
        <text:list-item>
          <text:list>
            <text:list-header>
              <text:h text:style-name="P18"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oft-page-break/><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783878650" text:continue-numbering="true" text:style-name="Outline">
        <text:list-item>
          <text:list>
            <text:list-header>
              <text:h text:style-name="P18"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215953437"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ext:soft-page-break/>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36140740" text:continue-list="list783878650"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ytemancheck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904538296" text:continue-numbering="true" text:style-name="Outline">
        <text:list-item>
          <text:list>
            <text:list-header>
              <text:h text:style-name="P1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text:soft-page-break/>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oft-page-break/><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0-10-25T10:11:26</dc:date>
    <meta:printed-by>Andrew Dinn</meta:printed-by>
    <meta:print-date>2008-09-26T17:21:42</meta:print-date>
    <meta:editing-cycles>160</meta:editing-cycles>
    <meta:editing-duration>PT65H27M55S</meta:editing-duration>
    <meta:document-statistic meta:table-count="0" meta:image-count="0" meta:object-count="0" meta:page-count="47" meta:paragraph-count="513" meta:word-count="18016" meta:character-count="117606"/>
    <meta:user-defined meta:name="Info 1"/>
    <meta:user-defined meta:name="Info 2"/>
    <meta:user-defined meta:name="Info 3"/>
    <meta:user-defined meta:name="Info 4"/>
  </office:meta>
</office:document-meta>
</file>